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3" style:family="paragraph" style:parent-style-name="Standard">
      <style:text-properties style:font-name="Arial" fo:font-size="12pt" style:font-name-asian="Symbol" style:font-size-asian="12pt" style:font-name-complex="Arial"/>
    </style:style>
    <style:style style:name="P4" style:family="paragraph" style:parent-style-name="Standard">
      <style:text-properties fo:color="#ff0000" style:font-name="Arial" fo:font-size="12pt" style:font-name-asian="Symbol" style:font-size-asian="12pt" style:font-name-complex="Arial"/>
    </style:style>
    <style:style style:name="P5" style:family="paragraph" style:parent-style-name="Standard">
      <style:text-properties style:font-name-asian="Symbol"/>
    </style:style>
    <style:style style:name="P6" style:family="paragraph" style:parent-style-name="Standard">
      <style:text-properties fo:color="#cc0000" style:font-name="Arial" fo:font-size="12pt" fo:font-weight="bold" officeooo:rsid="00041793" officeooo:paragraph-rsid="00041793" style:font-size-asian="12pt" style:font-weight-asian="bold" style:font-name-complex="Arial" style:font-weight-complex="bold"/>
    </style:style>
    <style:style style:name="P7" style:family="paragraph" style:parent-style-name="Text_20_body">
      <style:text-properties style:font-name-asian="Symbol"/>
    </style:style>
    <style:style style:name="P8" style:family="paragraph" style:parent-style-name="Text_20_body">
      <style:text-properties style:font-name-asian="Symbol" style:font-name-complex="Symbol"/>
    </style:style>
    <style:style style:name="P9" style:family="paragraph" style:parent-style-name="Text_20_body">
      <style:text-properties fo:color="#ff0000" style:font-name-asian="Symbol" style:font-name-complex="Symbol"/>
    </style:style>
    <style:style style:name="P10" style:family="paragraph" style:parent-style-name="No_20_Spacing">
      <style:paragraph-properties fo:text-align="justify" style:justify-single-word="false"/>
      <style:text-properties style:font-name="Arial" fo:font-size="12pt" style:font-name-asian="Symbol" style:font-size-asian="12pt" style:font-name-complex="Arial" style:font-size-complex="12pt"/>
    </style:style>
    <style:style style:name="P11" style:family="paragraph" style:parent-style-name="No_20_Spacing">
      <style:paragraph-properties fo:text-align="justify" style:justify-single-word="false"/>
      <style:text-properties style:font-name-asian="Symbo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rsid="0005886e" officeooo:paragraph-rsid="0005886e" style:font-size-asian="12pt" style:font-name-complex="Arial"/>
    </style:style>
    <style:style style:name="P15" style:family="paragraph" style:parent-style-name="Standard">
      <style:text-properties style:font-name="Arial" fo:font-size="12pt" style:font-name-asian="Symbol" style:font-size-asian="12pt" style:font-name-complex="Arial"/>
    </style:style>
    <style:style style:name="P16" style:family="paragraph" style:parent-style-name="Standard">
      <style:text-properties style:font-name="Arial" fo:font-size="12pt" officeooo:rsid="0005886e" officeooo:paragraph-rsid="0005886e" style:font-name-asian="Symbol" style:font-size-asian="12pt" style:font-name-complex="Arial"/>
    </style:style>
    <style:style style:name="P17" style:family="paragraph" style:parent-style-name="Standard">
      <style:text-properties style:font-name="Arial" fo:font-size="12pt" officeooo:rsid="0009a90e" officeooo:paragraph-rsid="0009a90e" style:font-name-asian="Symbol" style:font-size-asian="12pt" style:font-name-complex="Arial"/>
    </style:style>
    <style:style style:name="P18" style:family="paragraph" style:parent-style-name="Standard">
      <style:text-properties fo:color="#800000" style:font-name="Arial" fo:font-size="12pt" fo:font-weight="bold" officeooo:rsid="0005886e" officeooo:paragraph-rsid="0005886e" style:font-size-asian="12pt" style:font-weight-asian="bold" style:font-name-complex="Arial" style:font-weight-complex="bold"/>
    </style:style>
    <style:style style:name="P19" style:family="paragraph" style:parent-style-name="Standard">
      <style:text-properties fo:color="#800000" style:font-name="Arial" fo:font-size="12pt" fo:font-weight="bold" style:font-name-asian="Symbol" style:font-size-asian="12pt" style:font-weight-asian="bold" style:font-name-complex="Arial" style:font-weight-complex="bold"/>
    </style:style>
    <style:style style:name="P20" style:family="paragraph" style:parent-style-name="Standard">
      <style:text-properties fo:color="#800000" style:font-name="Arial" fo:font-size="12pt" fo:font-weight="bold" officeooo:rsid="0005886e" officeooo:paragraph-rsid="0005886e" style:font-name-asian="Symbol" style:font-size-asian="12pt" style:font-weight-asian="bold" style:font-name-complex="Arial" style:font-weight-complex="bold"/>
    </style:style>
    <style:style style:name="P21" style:family="paragraph" style:parent-style-name="Standard">
      <style:text-properties fo:color="#800000" style:font-name="Arial" fo:font-size="12pt" fo:font-weight="bold" officeooo:rsid="00072161" officeooo:paragraph-rsid="00072161" style:font-name-asian="Symbol" style:font-size-asian="12pt" style:font-weight-asian="bold" style:font-name-complex="Arial" style:font-weight-complex="bold"/>
    </style:style>
    <style:style style:name="P22" style:family="paragraph" style:parent-style-name="Standard">
      <style:text-properties fo:color="#800000" style:font-name="Arial" fo:font-size="12pt" fo:font-weight="bold" officeooo:rsid="00080c13" officeooo:paragraph-rsid="0009a90e" style:font-name-asian="Symbol" style:font-size-asian="12pt" style:font-weight-asian="bold" style:font-name-complex="Arial" style:font-weight-complex="bold"/>
    </style:style>
    <style:style style:name="P23" style:family="paragraph" style:parent-style-name="Standard">
      <style:text-properties fo:color="#800000" style:font-name="Arial" fo:font-size="12pt" fo:font-weight="bold" officeooo:rsid="0009a90e" officeooo:paragraph-rsid="0009a90e" style:font-name-asian="Symbol" style:font-size-asian="12pt" style:font-weight-asian="bold" style:font-name-complex="Arial" style:font-weight-complex="bold"/>
    </style:style>
    <style:style style:name="P24" style:family="paragraph" style:parent-style-name="Standard">
      <style:text-properties fo:color="#800000" style:font-name="Arial" fo:font-size="12pt" fo:font-weight="bold" officeooo:rsid="000a15ba" officeooo:paragraph-rsid="000a15ba" style:font-name-asian="Symbol" style:font-size-asian="12pt" style:font-weight-asian="bold" style:font-name-complex="Arial" style:font-weight-complex="bold"/>
    </style:style>
    <style:style style:name="P25" style:family="paragraph" style:parent-style-name="Standard">
      <style:text-properties fo:color="#800000" style:font-name="Arial" fo:font-size="12pt" fo:font-weight="bold" officeooo:rsid="000becea" officeooo:paragraph-rsid="000becea" style:font-name-asian="Symbol" style:font-size-asian="12pt" style:font-weight-asian="bold" style:font-name-complex="Arial" style:font-weight-complex="bold"/>
    </style:style>
    <style:style style:name="P26" style:family="paragraph" style:parent-style-name="Standard">
      <style:text-properties fo:color="#ff0000" style:font-name="Arial" fo:font-size="12pt" style:font-name-asian="Symbol" style:font-size-asian="12pt" style:font-name-complex="Arial"/>
    </style:style>
    <style:style style:name="P27" style:family="paragraph" style:parent-style-name="Standard">
      <style:text-properties fo:color="#ff0000" style:font-name="Arial" fo:font-size="12pt" officeooo:rsid="000a15ba" officeooo:paragraph-rsid="000a15ba" style:font-name-asian="Symbol" style:font-size-asian="12pt" style:font-name-complex="Arial"/>
    </style:style>
    <style:style style:name="P28" style:family="paragraph" style:parent-style-name="Text_20_body">
      <style:text-properties style:font-name-asian="Symbol"/>
    </style:style>
    <style:style style:name="P29" style:family="paragraph" style:parent-style-name="Text_20_body">
      <style:text-properties officeooo:rsid="000d8cb7" officeooo:paragraph-rsid="000d8cb7" style:font-name-asian="Symbol"/>
    </style:style>
    <style:style style:name="P30" style:family="paragraph" style:parent-style-name="Text_20_body">
      <style:text-properties officeooo:rsid="000d9f12" officeooo:paragraph-rsid="000d9f12" style:font-name-asian="Symbol"/>
    </style:style>
    <style:style style:name="P31" style:family="paragraph" style:parent-style-name="Text_20_body">
      <style:text-properties fo:color="#800000" fo:font-weight="bold" officeooo:rsid="000d8cb7" officeooo:paragraph-rsid="000d8cb7" style:font-name-asian="Symbol" style:font-weight-asian="bold" style:font-weight-complex="bold"/>
    </style:style>
    <style:style style:name="P32" style:family="paragraph" style:parent-style-name="Text_20_body">
      <style:text-properties fo:color="#800000" fo:font-weight="bold" officeooo:rsid="000d9f12" officeooo:paragraph-rsid="000d9f12" style:font-name-asian="Symbol" style:font-weight-asian="bold" style:font-weight-complex="bold"/>
    </style:style>
    <style:style style:name="P33" style:family="paragraph" style:parent-style-name="Text_20_body">
      <style:text-properties fo:color="#800000" fo:font-weight="bold" officeooo:rsid="000d9f12" officeooo:paragraph-rsid="000eeb7d" style:font-name-asian="Symbol" style:font-weight-asian="bold" style:font-weight-complex="bold"/>
    </style:style>
    <style:style style:name="P34" style:family="paragraph" style:parent-style-name="Text_20_body">
      <style:text-properties fo:color="#800000" fo:font-weight="bold" officeooo:rsid="000eeb7d" officeooo:paragraph-rsid="000eeb7d" style:font-name-asian="Symbol" style:font-weight-asian="bold" style:font-weight-complex="bold"/>
    </style:style>
    <style:style style:name="P35" style:family="paragraph" style:parent-style-name="Text_20_body">
      <style:text-properties fo:color="#800000" fo:font-weight="bold" officeooo:rsid="000f4caa" officeooo:paragraph-rsid="000f4caa" style:font-name-asian="Symbol" style:font-weight-asian="bold" style:font-name-complex="Symbol" style:font-weight-complex="bold"/>
    </style:style>
    <style:style style:name="P36" style:family="paragraph" style:parent-style-name="Text_20_body">
      <style:text-properties fo:color="#ff0000" officeooo:rsid="000f4caa" officeooo:paragraph-rsid="000f4caa" style:font-name-asian="Symbol" style:font-name-complex="Symbol"/>
    </style:style>
    <style:style style:name="P37" style:family="paragraph" style:parent-style-name="No_20_Spacing" style:list-style-name="WW8Num1">
      <style:paragraph-properties fo:text-align="justify" style:justify-single-word="false"/>
      <style:text-properties style:font-name="Arial" fo:font-size="12pt" style:font-name-asian="Symbol" style:font-size-asian="12pt" style:font-name-complex="Arial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size-asian="12pt" style:font-weight-asian="bold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style:font-name-asian="Arial" style:font-size-asian="12pt" style:font-name-complex="Arial"/>
    </style:style>
    <style:style style:name="T7" style:family="text">
      <style:text-properties style:font-name="Arial" fo:font-size="12pt" fo:font-style="italic" style:font-size-asian="12pt" style:font-style-asian="italic" style:font-name-complex="Arial"/>
    </style:style>
    <style:style style:name="T8" style:family="text">
      <style:text-properties style:font-name="Arial" fo:font-size="12pt" fo:font-style="italic" style:font-name-asian="Symbol" style:font-size-asian="12pt" style:font-style-asian="italic" style:font-name-complex="Arial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T10" style:family="text">
      <style:text-properties style:font-name="Arial" fo:font-size="12pt" style:font-name-asian="Symbol" style:font-size-asian="12pt" style:font-name-complex="Arial"/>
    </style:style>
    <style:style style:name="T11" style:family="text">
      <style:text-properties style:font-name-asian="Arial"/>
    </style:style>
    <style:style style:name="T12" style:family="text">
      <style:text-properties style:font-name="Symbol" style:font-name-asian="Symbol" style:font-name-complex="Symbol"/>
    </style:style>
    <style:style style:name="T13" style:family="text">
      <style:text-properties style:font-name="Symbol" fo:font-size="12pt" style:font-name-asian="Symbol" style:font-size-asian="12pt" style:font-name-complex="Symbol"/>
    </style:style>
    <style:style style:name="T14" style:family="text">
      <style:text-properties style:font-name-asian="Symbol"/>
    </style:style>
    <style:style style:name="T15" style:family="text">
      <style:text-properties style:font-name-asian="Symbol" style:font-name-complex="Symbol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Arial" fo:font-size="12pt" style:font-size-asian="12pt" style:font-name-complex="Arial"/>
    </style:style>
    <style:style style:name="T18" style:family="text">
      <style:text-properties style:text-position="super 58%" style:font-name="Arial" fo:font-size="12pt" style:font-name-asian="Symbol" style:font-size-asian="12pt" style:font-name-complex="Arial"/>
    </style:style>
    <style:style style:name="T19" style:family="text">
      <style:text-properties style:text-position="super 58%" officeooo:rsid="000d9f12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style:text-underline-style="solid" style:text-underline-width="auto" style:text-underline-color="font-color" fo:font-weight="bold" style:font-name-asian="Symbol" style:font-weight-asian="bold"/>
    </style:style>
    <style:style style:name="T23" style:family="text">
      <style:text-properties style:text-position="sub 58%" style:font-name="Arial" fo:font-size="12pt" style:font-size-asian="12pt" style:font-name-complex="Arial"/>
    </style:style>
    <style:style style:name="T24" style:family="text">
      <style:text-properties style:text-position="sub 58%" style:font-name="Arial" fo:font-size="12pt" style:font-name-asian="Symbol" style:font-size-asian="12pt" style:font-name-complex="Arial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00eeb7d"/>
    </style:style>
    <style:style style:name="T27" style:family="text">
      <style:text-properties style:text-position="0% 100%" officeooo:rsid="000d9f12"/>
    </style:style>
    <style:style style:name="T28" style:family="text">
      <style:text-properties officeooo:rsid="00080c13"/>
    </style:style>
    <style:style style:name="T29" style:family="text">
      <style:text-properties officeooo:rsid="00092c3f"/>
    </style:style>
    <style:style style:name="T30" style:family="text">
      <style:text-properties officeooo:rsid="000d8cb7"/>
    </style:style>
    <style:style style:name="T31" style:family="text">
      <style:text-properties officeooo:rsid="000fa72c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EE 367 <text:s/>Spring 2018</text:span><text:span text:style-name="T4"> <text:s text:c="2"/></text:span><text:span text:style-name="T2">Homework 1 <text:s/>Total points = 16</text:span></text:p>
      <text:p text:style-name="P1"/>
      <text:p text:style-name="Standard"><text:span text:style-name="T2">Problem 0 </text:span><text:span text:style-name="T4">(0 pt) <text:s/>Get a wiliki account if you don’t have one already</text:span></text:p>
      <text:p text:style-name="P2"/>
      <text:p text:style-name="Standard"><text:span text:style-name="T2">Problem 1</text:span><text:span text:style-name="T4"> (1 pt) <text:s/>Use De Morgan’s laws to write the negation for the following statement:</text:span></text:p>
      <text:p text:style-name="P1"/>
      <text:p text:style-name="P1">The connector is loose or the machine is unplugged</text:p>
      <text:p text:style-name="P1"/>
      <text:p text:style-name="P6">The connector is not loose and the Machine is not unplugged.</text:p>
      <text:p text:style-name="P1"/>
      <text:p text:style-name="Standard"><text:span text:style-name="T2">Problem 2</text:span><text:span text:style-name="T4"> (1 pt) <text:s/>For each of the two statements below, provide counter-examples to show they are false.</text:span></text:p>
      <text:p text:style-name="P1"/>
      <text:p text:style-name="P1"><text:span text:style-name="T11">“</text:span>For all integers a, (a-1)/a is not an integer”</text:p>
      <text:p text:style-name="P14"/>
      <text:p text:style-name="P18">by definition, 1 is an integer, </text:p>
      <text:p text:style-name="P18">-for a = 1, <text:s/>(a-1)/a = ((1)-1)/(1) = 0/1 = 0<text:line-break/>-zero is an integer </text:p>
      <text:p text:style-name="P18">-therefore statement is false</text:p>
      <text:p text:style-name="P1"/>
      <text:p text:style-name="P1"><text:span text:style-name="T11">“</text:span>For all real numbers x, x &gt; 1/x”</text:p>
      <text:p text:style-name="P1"/>
      <text:p text:style-name="P18">(-1) is a real number<text:line-break/>for x = -2 , (x &gt; 1/x) = <text:s/>((-2 &gt; 1/(-2)) =&gt; -2 is not greater than -1/2<text:line-break/>therefore statement is false</text:p>
      <text:p text:style-name="P1"/>
      <text:p text:style-name="Standard"><text:span text:style-name="T2">Problem 3</text:span><text:span text:style-name="T4"> (1 pt) <text:s/>Write the negation of the following statement:</text:span></text:p>
      <text:p text:style-name="P1"/>
      <text:p text:style-name="Standard"><text:span text:style-name="T6">“</text:span><text:span text:style-name="T13"></text:span><text:span text:style-name="T6"> </text:span><text:span text:style-name="T10">real numbers </text:span><text:span text:style-name="T8">x</text:span><text:span text:style-name="T10">, if </text:span><text:span text:style-name="T8">x</text:span><text:span text:style-name="T10"> &gt; 3 then </text:span><text:span text:style-name="T8">x</text:span><text:span text:style-name="T18">2</text:span><text:span text:style-name="T10"> &gt; 9”</text:span></text:p>
      <text:p text:style-name="P16"/>
      <text:p text:style-name="P20">there exists a real number x where if x &gt; 3, x<text:span text:style-name="T16">2 </text:span><text:span text:style-name="T25">is not greater than 9.</text:span></text:p>
      <text:p text:style-name="P3"/>
      <text:p text:style-name="P5"><text:span text:style-name="T2">Problem 4</text:span><text:span text:style-name="T4"> (1 pt). <text:s/>Find the mistake in the following “proof”. <text:s/></text:span></text:p>
      <text:p text:style-name="P5"><text:span text:style-name="T9">Theorem</text:span><text:span text:style-name="T4">: <text:s/>The difference between any odd integer and any even integer is odd.</text:span></text:p>
      <text:p text:style-name="P5"><text:span text:style-name="T9">Proof</text:span><text:span text:style-name="T4">: <text:s/></text:span></text:p>
      <text:p text:style-name="P5"><text:span text:style-name="T4">Suppose </text:span><text:span text:style-name="T7">n</text:span><text:span text:style-name="T4"> is any odd integer and </text:span><text:span text:style-name="T7">m</text:span><text:span text:style-name="T4"> is any even integer.</text:span></text:p>
      <text:p text:style-name="P3">By definition of odd, n = 2k+1, where k is an integer.</text:p>
      <text:p text:style-name="P3">By definition of even, m = 2k, where k is an integer.</text:p>
      <text:p text:style-name="P3">Then n – m = (2k+1) – 2k = 1.</text:p>
      <text:p text:style-name="P3">But 1 is odd. <text:s/>Therefore, the difference between any odd integer any even integer is odd.</text:p>
      <text:p text:style-name="P3"/>
      <text:p text:style-name="P20"><text:span text:style-name="T31">The variable</text:span> ‘k’ is reused in both case<text:span text:style-name="T31">s</text:span> <text:span text:style-name="T31">to represent two different values</text:span>. To be correct, on line 3 it should use a different variable ie. (m = 2j, where j is an integer) <text:span text:style-name="T31">then the values must be further broken down into equivalent terms in order to continue the proof.</text:span> </text:p>
      <text:p text:style-name="P3"/>
      <text:p text:style-name="P3"/>
      <text:p text:style-name="P5"><text:span text:style-name="T2">Problem 5</text:span><text:span text:style-name="T4"> (1 pt). <text:s/>In a certain town exactly 2/3 of the adult men are married to exactly 3/5 of the adult women. <text:s/>Assume all marriages are monogamous (no one is married to more than one </text:span><text:soft-page-break/><text:span text:style-name="T4">other person). <text:s/>Also, assume that there are at least 100 adult men in town. <text:s/>What is the least number of adult men in the town? <text:s/>Of adult women in the town?</text:span></text:p>
      <text:p text:style-name="P3"/>
      <text:p text:style-name="P3">(Hint: <text:s/>Let M = number of adult men and W = number of adult women. <text:s/>Then (2/3)M and (3/5)W must be integers.)</text:p>
      <text:p text:style-name="P4"/>
      <text:p text:style-name="P21">C = number of couples</text:p>
      <text:p text:style-name="P21">(2/3)M = (3/5)W = C</text:p>
      <text:p text:style-name="P21">=&gt; M = (9/10)W <text:span text:style-name="T28">=&gt; (10/9)M = W</text:span></text:p>
      <text:p text:style-name="P21">=&gt; number of men is divisible by 9.</text:p>
      <text:p text:style-name="P21"><text:s/>=&gt; smallest number 9 divides that is &gt; 100 is 108 </text:p>
      <text:p text:style-name="P21">=&gt; (<text:span text:style-name="T28">10/9</text:span>) * 108 = 120 women </text:p>
      <text:p text:style-name="P21">=&gt; therefore, there are 108 men and 120 women with 72 couples in the town</text:p>
      <text:p text:style-name="P4"/>
      <text:p text:style-name="P5"><text:span text:style-name="T2">Problem 6 </text:span><text:span text:style-name="T4">(1 pt).Suppose </text:span><text:span text:style-name="T7">a</text:span><text:span text:style-name="T4"> is an integer. <text:s/>If </text:span><text:span text:style-name="T7">a</text:span><text:span text:style-name="T4"> mod 7 = 4, what is 5</text:span><text:span text:style-name="T7">a</text:span><text:span text:style-name="T4"> mod 7? <text:s/>In other words, if division of a by 7 gives a remainder of 4, what is the remainder when 5</text:span><text:span text:style-name="T7">a</text:span><text:span text:style-name="T4"> is divided by 7.</text:span></text:p>
      <text:p text:style-name="P3"/>
      <text:p text:style-name="P22">a mod 7 = 4 <text:s/>=&gt; a = 7q + 4 </text:p>
      <text:p text:style-name="P22">for some integer q, </text:p>
      <text:p text:style-name="P22">=&gt; 5a <text:s/>= 5(7q+4) = 35q + 20 <text:span text:style-name="T29">= 7(5r+2) + 6 for some integer r </text:span></text:p>
      <text:p text:style-name="P22"><text:span text:style-name="T29">=&gt; 5a mod 7 = 6 </text:span></text:p>
      <text:p text:style-name="P19"/>
      <text:p text:style-name="P5"><text:span text:style-name="T2">Problem 7</text:span><text:span text:style-name="T4"> (1 pt) <text:s/>Prove the following by contradiction.</text:span></text:p>
      <text:p text:style-name="P3"/>
      <text:p text:style-name="Standard"><text:span text:style-name="T6">“</text:span><text:span text:style-name="T10">For all integers n, if </text:span><text:span text:style-name="T8">n</text:span><text:span text:style-name="T18">2</text:span><text:span text:style-name="T10"> is odd then </text:span><text:span text:style-name="T8">n</text:span><text:span text:style-name="T10"> is odd.”</text:span></text:p>
      <text:p text:style-name="P17"/>
      <text:p text:style-name="P23">suppose that there exists an integer ‘n’ that ‘n<text:span text:style-name="T16">2</text:span><text:span text:style-name="T25">‘ is odd and ‘n’ is even.</text:span></text:p>
      <text:p text:style-name="P23"><text:span text:style-name="T25">=&gt; by definition of even, ‘n’ = 2k for some integer k</text:span></text:p>
      <text:p text:style-name="P23"><text:span text:style-name="T25">=&gt; n</text:span><text:span text:style-name="T16">2</text:span><text:span text:style-name="T25"> = (2k)</text:span><text:span text:style-name="T16">2</text:span><text:span text:style-name="T25"> = <text:s/>4k</text:span><text:span text:style-name="T16">2</text:span><text:span text:style-name="T25"> = 2(2k</text:span><text:span text:style-name="T16">2</text:span><text:span text:style-name="T25">) =&gt; n</text:span><text:span text:style-name="T16">2</text:span><text:span text:style-name="T25"> is divisible by 2 and by definition even<text:line-break/>=&gt; since it was assumed that ‘n</text:span><text:span text:style-name="T16">2</text:span><text:span text:style-name="T25">’ is odd there is a contradiction</text:span></text:p>
      <text:p text:style-name="P23"><text:span text:style-name="T25">=&gt; therefore statement is true</text:span></text:p>
      <text:p text:style-name="P3"/>
      <text:p text:style-name="P5"><text:span text:style-name="T2">Problem 8</text:span><text:span text:style-name="T4"> (1 pt) <text:s/>The following “proof” that every integer is rational is incorrect. <text:s/>Find the mistake.</text:span></text:p>
      <text:p text:style-name="P3"/>
      <text:p text:style-name="Standard"><text:span text:style-name="T6">“</text:span><text:span text:style-name="T10">Proof (by contradiction): <text:s/>Suppose not. <text:s/>Suppose every integer is irrational. <text:s/>Then the integer 1 is irrational. <text:s/>But 1 = 1/1, which is rational. <text:s/>This is a contradiction. <text:s/></text:span><text:span text:style-name="T8">[Hence the supposition is false and the theorem is true.]</text:span></text:p>
      <text:p text:style-name="P3"/>
      <text:p text:style-name="P24">the negation is incorrect. The initial statement should be “suppose there exists an integer which is irrational” instead of “suppose every integer is irrational.”</text:p>
      <text:p text:style-name="P3"/>
      <text:p text:style-name="P5"><text:span text:style-name="T2">Problem 9</text:span><text:span text:style-name="T4"> (1 pt) <text:s/>Prove that there exists a unique prime number of the form </text:span><text:span text:style-name="T7">n</text:span><text:span text:style-name="T17">2</text:span><text:span text:style-name="T4"> – 1, where </text:span><text:span text:style-name="T7">n</text:span><text:span text:style-name="T4"> is an integer that is greater than or equal to 2. <text:s/>You must show (1) there is an object with the property (this is the existence proof), and (2) if objects </text:span><text:span text:style-name="T7">A</text:span><text:span text:style-name="T4"> and </text:span><text:span text:style-name="T7">B</text:span><text:span text:style-name="T4"> have the property, then </text:span><text:span text:style-name="T7">A</text:span><text:span text:style-name="T4"> = </text:span><text:span text:style-name="T7">B</text:span><text:span text:style-name="T4"> (this is the uniqueness proof).</text:span></text:p>
      <text:p text:style-name="P3"/>
      <text:p text:style-name="P27"/>
      <text:p text:style-name="P24"><text:soft-page-break/>A number has the properties such that, <text:s/>[N<text:span text:style-name="T16">2</text:span><text:span text:style-name="T25"> -1 is prime] and [n &gt;= 2]</text:span></text:p>
      <text:p text:style-name="P24"><text:span text:style-name="T25">=&gt; [(n -1)(n+1) is prime ] and [n &gt;=2]</text:span></text:p>
      <text:p text:style-name="P25"><text:span text:style-name="T25">by definition of prime (n-1) = 1 or (n+1) = 1</text:span></text:p>
      <text:p text:style-name="P25"><text:span text:style-name="T25">=&gt; [(n=2) or (n = 0)] and [n&gt;=2]</text:span></text:p>
      <text:p text:style-name="P25"><text:span text:style-name="T25">=&gt; n = 2 since it must be greater than or equal to 2</text:span></text:p>
      <text:p text:style-name="P27"><text:span text:style-name="T25"/></text:p>
      <text:p text:style-name="P27"><text:span text:style-name="T25"/></text:p>
      <text:p text:style-name="P4"/>
      <text:p text:style-name="P5"><text:span text:style-name="T2">Problem 10</text:span><text:span text:style-name="T4"> (1 pt). <text:s/>Find the mistake(s) in the following proof by mathematical induction.</text:span></text:p>
      <text:p text:style-name="P3"/>
      <text:p text:style-name="P1"><text:span text:style-name="T11">“</text:span><text:span text:style-name="T14">Theorem:” <text:s/>For any integer n &gt;= 1, all the numbers in a set of n numbers are equal to each other..</text:span></text:p>
      <text:p text:style-name="P3"/>
      <text:p text:style-name="Standard"><text:span text:style-name="T6">“</text:span><text:span text:style-name="T10">Proof (by mathematical induction): <text:s/>It is obviously true that all numbers in a set consisting of just one number are equal to each other, so the basis step is true. <text:s/>For the inductive step, let </text:span><text:span text:style-name="T8">A</text:span><text:span text:style-name="T10"> = {</text:span><text:span text:style-name="T8">a</text:span><text:span text:style-name="T24">1</text:span><text:span text:style-name="T10">, </text:span><text:span text:style-name="T8">a</text:span><text:span text:style-name="T24">2</text:span><text:span text:style-name="T10">, …, </text:span><text:span text:style-name="T8">a</text:span><text:span text:style-name="T24">k</text:span><text:span text:style-name="T10">, </text:span><text:span text:style-name="T8">a</text:span><text:span text:style-name="T24">k+1</text:span><text:span text:style-name="T10">} be any set of </text:span><text:span text:style-name="T8">k</text:span><text:span text:style-name="T10">+1 numbers. <text:s/>Form two subsets each of size </text:span><text:span text:style-name="T8">k</text:span><text:span text:style-name="T10">:</text:span></text:p>
      <text:p text:style-name="P3"/>
      <text:p text:style-name="P5"><text:span text:style-name="T7">B</text:span><text:span text:style-name="T4"> = {</text:span><text:span text:style-name="T7"> a</text:span><text:span text:style-name="T23">1</text:span><text:span text:style-name="T4">, </text:span><text:span text:style-name="T7">a</text:span><text:span text:style-name="T23">2</text:span><text:span text:style-name="T4">, …, </text:span><text:span text:style-name="T7">a</text:span><text:span text:style-name="T23">k</text:span><text:span text:style-name="T4">} and</text:span></text:p>
      <text:p text:style-name="P5"><text:span text:style-name="T7">C</text:span><text:span text:style-name="T4"> = {</text:span><text:span text:style-name="T7"> a</text:span><text:span text:style-name="T23">1</text:span><text:span text:style-name="T4">, </text:span><text:span text:style-name="T7">a</text:span><text:span text:style-name="T23">3</text:span><text:span text:style-name="T4">, </text:span><text:span text:style-name="T7">a</text:span><text:span text:style-name="T23">4</text:span><text:span text:style-name="T4">, …, </text:span><text:span text:style-name="T7">a</text:span><text:span text:style-name="T23">k</text:span><text:span text:style-name="T4">, </text:span><text:span text:style-name="T7">a</text:span><text:span text:style-name="T23">k+1</text:span><text:span text:style-name="T4">}.</text:span></text:p>
      <text:p text:style-name="P3"/>
      <text:p text:style-name="P5"><text:span text:style-name="T4">(</text:span><text:span text:style-name="T7">B</text:span><text:span text:style-name="T4"> consists of all numbers in </text:span><text:span text:style-name="T7">A</text:span><text:span text:style-name="T4"> except </text:span><text:span text:style-name="T7">a</text:span><text:span text:style-name="T23">k+1</text:span><text:span text:style-name="T4">, and </text:span><text:span text:style-name="T7">C</text:span><text:span text:style-name="T4"> consists of all the numbers in </text:span><text:span text:style-name="T7">A</text:span><text:span text:style-name="T4"> except </text:span><text:span text:style-name="T7">a</text:span><text:span text:style-name="T23">2</text:span><text:span text:style-name="T4">.) <text:s/>By inductive hypothesis, all the numbers in </text:span><text:span text:style-name="T7">B</text:span><text:span text:style-name="T4"> equal </text:span><text:span text:style-name="T7">a</text:span><text:span text:style-name="T23">1</text:span><text:span text:style-name="T4"> and all the numbers in </text:span><text:span text:style-name="T7">C</text:span><text:span text:style-name="T4"> equal </text:span><text:span text:style-name="T7">a</text:span><text:span text:style-name="T23">1</text:span><text:span text:style-name="T4"> (since both sets have only </text:span><text:span text:style-name="T7">k</text:span><text:span text:style-name="T4"> numbers). <text:s/>But every number in </text:span><text:span text:style-name="T7">A</text:span><text:span text:style-name="T4"> is in </text:span><text:span text:style-name="T7">B</text:span><text:span text:style-name="T4"> or </text:span><text:span text:style-name="T7">C</text:span><text:span text:style-name="T4">, so all the numbers in </text:span><text:span text:style-name="T7">A</text:span><text:span text:style-name="T4"> equal </text:span><text:span text:style-name="T7">a</text:span><text:span text:style-name="T23">1</text:span><text:span text:style-name="T4">; hence all are equal to each other.”</text:span></text:p>
      <text:p text:style-name="P3"/>
      <text:p text:style-name="P25">the induction step <text:span text:style-name="T30">goes from n = 1 to n = 2 but does not ever prove that the reasoning holds true for k+1 =&gt; the entire argument is made on a false premise </text:span></text:p>
      <text:p text:style-name="P3"/>
      <text:p text:style-name="P7"><text:span text:style-name="T1">Problem 11</text:span> (1 pt) <text:s/>Prove by direct proof: <text:s/></text:p>
      <text:p text:style-name="P7">If a is an integer, divisible by 4, then a is the difference of two perfect squares. (Hint: <text:s/>Consider integers b-1 and b+1 for some integer b).</text:p>
      <text:p text:style-name="P7"/>
      <text:p text:style-name="P31">if ‘a’ is divisible by 4 then a = 4(b+1) for some integer b</text:p>
      <text:p text:style-name="P31">=&gt; a = 4b+4 = b<text:span text:style-name="T16">2</text:span><text:span text:style-name="T25"> + 4b + 4 - b</text:span><text:span text:style-name="T16">2</text:span></text:p>
      <text:p text:style-name="P31"><text:span text:style-name="T25">=&gt; a = (b+2)</text:span><text:span text:style-name="T16">2</text:span><text:span text:style-name="T25"> - b</text:span><text:span text:style-name="T16">2</text:span></text:p>
      <text:p text:style-name="P31">=&gt; a = the difference between two perfect squares</text:p>
      <text:p text:style-name="P29"/>
      <text:p text:style-name="P7"><text:span text:style-name="T21">Problem 12</text:span><text:span text:style-name="T20"> (1 pt) Prove by mathematical induction</text:span>: <text:s/>For all integers n &gt; 0, <draw:frame draw:style-name="fr1" draw:name="Object1" text:anchor-type="as-char" svg:width="1.7071in" svg:height="0.47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In your proof, be sure to identify the base case (step), and the induction hypothesis</text:p>
      <text:p text:style-name="P30"/>
      <text:p text:style-name="P32">Base Case:</text:p>
      <text:p text:style-name="P32">for n = k = 1,</text:p>
      <text:p text:style-name="P32">1<text:span text:style-name="T16">2</text:span><text:span text:style-name="T25"> = [(1(1+1)(2(1)+1)]/6 =&gt; 1 = 6/6 =&gt; 1 = 1<text:line-break/>=&gt; Base Case is true</text:span></text:p>
      <text:p text:style-name="P32"><text:soft-page-break/><text:span text:style-name="T25">k+1 case:<text:line-break/>for n = k+1 ,</text:span></text:p>
      <text:p text:style-name="P33"><text:span text:style-name="T25">1</text:span><text:span text:style-name="T16">2</text:span><text:span text:style-name="T25">+2</text:span><text:span text:style-name="T16">2</text:span><text:span text:style-name="T25">+3</text:span><text:span text:style-name="T16">2</text:span><text:span text:style-name="T25">...+(k+1)</text:span><text:span text:style-name="T16">2 </text:span><text:span text:style-name="T25">= [(n)(n+1)(2n+1)]/6</text:span><text:line-break/>=&gt; <text:span text:style-name="T25">1</text:span><text:span text:style-name="T16">2</text:span><text:span text:style-name="T25">+2</text:span><text:span text:style-name="T16">2</text:span><text:span text:style-name="T25">+3</text:span><text:span text:style-name="T16">2</text:span><text:span text:style-name="T25">...+(k+1)</text:span><text:span text:style-name="T16">2 </text:span><text:span text:style-name="T25">= [(</text:span><text:span text:style-name="T26">k+1</text:span><text:span text:style-name="T25">)(</text:span><text:span text:style-name="T26">(k+1)</text:span><text:span text:style-name="T25">+1)(2</text:span><text:span text:style-name="T26">(k+1)</text:span><text:span text:style-name="T25">+1)]/6</text:span></text:p>
      <text:p text:style-name="P34"><text:span text:style-name="T25">=&gt; </text:span><text:span text:style-name="T27">1</text:span><text:span text:style-name="T19">2</text:span><text:span text:style-name="T27">+2</text:span><text:span text:style-name="T19">2</text:span><text:span text:style-name="T27">+3</text:span><text:span text:style-name="T19">2</text:span><text:span text:style-name="T27">...+(k+1)</text:span><text:span text:style-name="T19">2 </text:span></text:p>
      <text:p text:style-name="P34"><text:span text:style-name="T19"><text:tab/></text:span><text:span text:style-name="T27">= </text:span><text:span text:style-name="T25">[k(k+1)(2k+1)]/6 + [(k+1)</text:span><text:span text:style-name="T16">2</text:span><text:span text:style-name="T25">]= k(k+1)(2k+1)]/6 + 6[(k+1)</text:span><text:span text:style-name="T16">2</text:span><text:span text:style-name="T25">]/6</text:span></text:p>
      <text:p text:style-name="P34"><text:span text:style-name="T25"><text:tab/>= [k(k+1)(2k+1)+6(k+1)</text:span><text:span text:style-name="T16">2</text:span><text:span text:style-name="T25">]/6 = (k+1)[k(2k+1)+6(k+1)</text:span><text:span text:style-name="T16">2</text:span><text:span text:style-name="T25">]/6</text:span></text:p>
      <text:p text:style-name="P34"><text:span text:style-name="T25"><text:tab/>=[(k+1)(2k</text:span><text:span text:style-name="T16">2</text:span><text:span text:style-name="T25">+7k+6)]/6</text:span></text:p>
      <text:p text:style-name="P34"><text:span text:style-name="T25"><text:tab/>=[(k+1)(k+2)(2k+3)]/6</text:span></text:p>
      <text:p text:style-name="P34"><text:span text:style-name="T25">=&gt; case for k+1 is true</text:span></text:p>
      <text:p text:style-name="P34"><text:span text:style-name="T25"/></text:p>
      <text:p text:style-name="P34"><text:span text:style-name="T25">=&gt;Statement is proven true by mathematical of induction</text:span></text:p>
      <text:p text:style-name="P7"><text:tab/></text:p>
      <text:p text:style-name="Text_20_body"><text:span text:style-name="T22">Problem 13 (Geometric series) (1 pt) <text:s/>Prove by mathematical induction</text:span><text:span text:style-name="T14">: <text:s/></text:span><text:span text:style-name="T14"><draw:frame draw:style-name="fr1" draw:name="Object2" text:anchor-type="as-char" svg:width="1.1654in" svg:height="0.472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 for all n </text:span><text:span text:style-name="T12"></text:span><text:span text:style-name="T15"> 0. <text:s/>Be sure to identify the base step and the induction hypothesis.</text:span></text:p>
      <text:p text:style-name="P8"/>
      <text:p text:style-name="P35">Base case:</text:p>
      <text:p text:style-name="P35">for k = 0</text:p>
      <text:p text:style-name="P35"><text:span text:style-name="T25">x</text:span><text:span text:style-name="T16">0</text:span><text:span text:style-name="T25"> = [x</text:span><text:span text:style-name="T16">0+1</text:span><text:span text:style-name="T25"> – 1] / [x – 1] =&gt; <text:s/>1 = [x-1] / [x-1] =&gt; 1=1<text:line-break/>=&gt; base case is true</text:span></text:p>
      <text:p text:style-name="P35"><text:span text:style-name="T25"/></text:p>
      <text:p text:style-name="P35"><text:span text:style-name="T25">k+1 case:</text:span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36"><text:span text:style-name="T25"/></text:p>
      <text:p text:style-name="P9"/>
      <text:p text:style-name="P11"><text:soft-page-break/><text:span text:style-name="T3">Problem 14</text:span><text:span text:style-name="T5">. <text:s/>Find attached to this homework, find C language programs funcptr.c and pointer.c.</text:span></text:p>
      <text:p text:style-name="P10"/>
      <text:p text:style-name="P11"><text:span text:style-name="T3">(a) (1 pt)</text:span><text:span text:style-name="T5"> funcptr.c will print the sum of values in an array, as well as the maximum and minimum values. <text:s/>It uses function pointers. <text:s/>However, there is one typedef that needs to be written. <text:s/>It’s a type for a function pointer. <text:s/>Make the correction so that the program compiles and will run correctly, displaying the sum, minimum and maximum. <text:s/>Be sure to write your name in the code as indicated. <text:s/>Upload your modified pointer.c into laulima.</text:span></text:p>
      <text:p text:style-name="P10"/>
      <text:p text:style-name="P11"><text:span text:style-name="T3">(b) (1 pt)</text:span><text:span text:style-name="T5"> pointer.c will print an array of integers and a character string. <text:s/>There are four functions</text:span></text:p>
      <text:list xml:id="list6857666678417535336" text:style-name="WW8Num1">
        <text:list-item>
          <text:p text:style-name="P37">display_int: <text:s/>displays the integer array values</text:p>
        </text:list-item>
        <text:list-item>
          <text:p text:style-name="P37">display_int_ptr: <text:s/>implements display_int but uses only pointers</text:p>
        </text:list-item>
        <text:list-item>
          <text:p text:style-name="P37">display_char: <text:s/>displays a string of characters</text:p>
        </text:list-item>
        <text:list-item>
          <text:p text:style-name="P37">display_char_ptr: <text:s/>implements display_char. <text:s/>Currently it uses an integer variable “i”, so it i identical to display_char</text:p>
        </text:list-item>
      </text:list>
      <text:p text:style-name="P10">Modify display_char_ptr so it uses only pointers, just as display_int_ptr only uses pointers. <text:s/>Be sure to write your name in the code as indicated. <text:s/>Upload your modified pointer.c into laulima. </text:p>
      <text:p text:style-name="P10"/>
      <text:p text:style-name="P11"><text:span text:style-name="T3">Problem 15</text:span><text:span text:style-name="T5"> (1 pt). <text:s/>Find the attached file major.c. <text:s/>Read, compile, run. <text:s/>Is the matrix row- or column- major? (answer Yes or No)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color="#000064" fo:font-size="12pt" style:font-size-asian="12pt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1in" fo:margin-left="0.6874in" fo:margin-right="0.6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E 693F  Advanced Network Algorithms Spring 2001</dc:title>
    <meta:initial-creator>Valued Gateway Client</meta:initial-creator>
    <meta:creation-date>2017-01-08T07:11:00</meta:creation-date>
    <dc:date>2018-01-16T22:09:42.799984564</dc:date>
    <meta:print-date>2018-01-16T22:10:33.289248447</meta:print-date>
    <meta:editing-cycles>11</meta:editing-cycles>
    <meta:editing-duration>PT19M20S</meta:editing-duration>
    <meta:generator>LibreOffice/5.1.6.2$Linux_X86_64 LibreOffice_project/10m0$Build-2</meta:generator>
    <meta:document-statistic meta:table-count="0" meta:image-count="0" meta:object-count="2" meta:page-count="5" meta:paragraph-count="95" meta:word-count="1475" meta:character-count="7565" meta:non-whitespace-character-count="6089"/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k</mi>
                <mo stretchy="false">=</mo>
                <mn>1</mn>
              </mrow>
            </mstyle>
            <mstyle mathsize="8pt">
              <mi>n</mi>
            </mstyle>
          </munderover>
          <mrow>
            <msup>
              <mi>k</mi>
              <mstyle mathsize="8pt">
                <mn>2</mn>
              </mstyle>
            </msup>
            <mo stretchy="false">=</mo>
            <mfrac>
              <mrow>
                <mi>n</mi>
                <mo stretchy="false">(</mo>
                <mrow>
                  <mi>n</mi>
                  <mo stretchy="false">+</mo>
                  <mn>1</mn>
                </mrow>
                <mo stretchy="false">)</mo>
                <mo stretchy="false">(</mo>
                <mn>2</mn>
                <mrow>
                  <mi>n</mi>
                  <mo stretchy="false">+</mo>
                  <mn>1</mn>
                </mrow>
                <mo stretchy="false">)</mo>
              </mrow>
              <mn>6</mn>
            </mfrac>
          </mrow>
        </mrow>
      </mstyle>
      <mrow/>
    </mrow>
    <annotation encoding="StarMath 5.0"> size 12{ Sum cSub { size 8{k=1} }  cSup { size 8{n} }  {k rSup { size 8{2} } = {  {n \( n+1 \)  \( 2n+1 \) }  over  {6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k</mi>
                  <mo stretchy="false">=</mo>
                  <mn>0</mn>
                </mrow>
              </mstyle>
              <mstyle mathsize="8pt">
                <mi>n</mi>
              </mstyle>
            </munderover>
            <msup>
              <mi>x</mi>
              <mstyle mathsize="8pt">
                <mi>k</mi>
              </mstyle>
            </msup>
          </mrow>
          <mo stretchy="false">=</mo>
          <mfrac>
            <mrow>
              <msup>
                <mi>x</mi>
                <mstyle mathsize="8pt">
                  <mrow>
                    <mi>n</mi>
                    <mo stretchy="false">+</mo>
                    <mn>1</mn>
                  </mrow>
                </mstyle>
              </msup>
              <mo stretchy="false">−</mo>
              <mn>1</mn>
            </mrow>
            <mrow>
              <mi>x</mi>
              <mo stretchy="false">−</mo>
              <mn>1</mn>
            </mrow>
          </mfrac>
        </mrow>
      </mstyle>
      <mrow/>
    </mrow>
    <annotation encoding="StarMath 5.0"> size 12{ Sum cSub { size 8{k=0} }  cSup { size 8{n} }  {x rSup { size 8{k} } } = {  {x rSup { size 8{n+1} }  - 1}  over  {x - 1} } } {}</annotation>
  </semantics>
</math>
</file>